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id1001-1010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pecial users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/>
          <table:table-cell office:value-type="string" calcext:value-type="string">
            <text:p>veldrane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stuff, k8s-cluster-admin, os-admin, docker-admin</text:p>
          </table:table-cell>
        </table:table-row>
        <table:table-row table:style-name="ro1">
          <table:table-cell/>
          <table:table-cell office:value-type="string" calcext:value-type="string">
            <text:p>valor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stuff, k8s-cluster-admin, os-admin, docker-admin</text:p>
          </table:table-cell>
        </table:table-row>
      </table:table>
      <table:table table:name="svc accounts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ervice users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/>
          <table:table-cell office:value-type="string" calcext:value-type="string">
            <text:p>docker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ocker, Docker-admin</text:p>
          </table:table-cell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ostgres, postgress-admin</text:p>
          </table:table-cell>
        </table:table-row>
        <table:table-row table:style-name="ro1">
          <table:table-cell/>
          <table:table-cell office:value-type="string" calcext:value-type="string">
            <text:p>keycloak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eycloak, keycloak-admin</text:p>
          </table:table-cell>
        </table:table-row>
        <table:table-row table:style-name="ro1">
          <table:table-cell/>
          <table:table-cell office:value-type="string" calcext:value-type="string">
            <text:p>prometheu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rometheus, prometheus-admin</text:p>
          </table:table-cell>
        </table:table-row>
      </table:table>
      <table:table table:name="named-accounts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Named accounts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/>
          <table:table-cell office:value-type="string" calcext:value-type="string">
            <text:p>jdvora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Stuff</text:p>
          </table:table-cell>
        </table:table-row>
        <table:table-row table:style-name="ro1">
          <table:table-cell/>
          <table:table-cell office:value-type="string" calcext:value-type="string">
            <text:p>mnova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Stuff</text:p>
          </table:table-cell>
        </table:table-row>
      </table:table>
      <table:table table:name="Group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Groups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Groupname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tuf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fault group for all</text:p>
          </table:table-cell>
        </table:table-row>
        <table:table-row table:style-name="ro1">
          <table:table-cell/>
          <table:table-cell office:value-type="string" calcext:value-type="string">
            <text:p>docker</text:p>
          </table:table-cell>
          <table:table-cell office:value-type="float" office:value="1011" calcext:value-type="float">
            <text:p>1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gress</text:p>
          </table:table-cell>
          <table:table-cell office:value-type="float" office:value="1012" calcext:value-type="float">
            <text:p>10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cloak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theus</text:p>
          </table:table-cell>
          <table:table-cell office:value-type="float" office:value="1014" calcext:value-type="float">
            <text:p>10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6">00/00/0000</text:date>, <text:time style:data-style-name="N2" text:time-value="14:15:56.804926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1:54:10.103262538</meta:creation-date>
    <dc:date>2021-02-16T14:16:35.585691226</dc:date>
    <meta:editing-duration>PT2H31M22S</meta:editing-duration>
    <meta:editing-cycles>5</meta:editing-cycles>
    <meta:generator>LibreOffice/5.1.6.2$Linux_X86_64 LibreOffice_project/10m0$Build-2</meta:generator>
    <meta:document-statistic meta:table-count="4" meta:cell-count="62" meta:object-count="0"/>
  </office:meta>
</office:document-meta>
</file>